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3000003768A9221BCEF95F54C.png" manifest:media-type="image/png"/>
  <manifest:file-entry manifest:full-path="Pictures/1000000100000321000003866DC75815B7E70DAC.png" manifest:media-type="image/png"/>
  <manifest:file-entry manifest:full-path="Pictures/10000001000003210000034E475979DDB9763235.png" manifest:media-type="image/png"/>
  <manifest:file-entry manifest:full-path="Pictures/10000001000003EA0000033D8AB8450519E45E9F.png" manifest:media-type="image/png"/>
  <manifest:file-entry manifest:full-path="Pictures/10000001000003210000034030701B33C7C5FCC3.png" manifest:media-type="image/png"/>
  <manifest:file-entry manifest:full-path="Pictures/100000010000073D00000296B1DEA21AE2D7ACD6.png" manifest:media-type="image/png"/>
  <manifest:file-entry manifest:full-path="Pictures/100000010000035F000000D7B30277633C9B2168.png" manifest:media-type="image/png"/>
  <manifest:file-entry manifest:full-path="Pictures/100000010000035800000054D6D5396A3288C5AC.png" manifest:media-type="image/png"/>
  <manifest:file-entry manifest:full-path="Pictures/100000010000034B0000038F1FBEC6ADD9D05C30.png" manifest:media-type="image/png"/>
  <manifest:file-entry manifest:full-path="Pictures/1000000100000727000003F020C556A46F237B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32a9d" officeooo:paragraph-rsid="00032a9d"/>
    </style:style>
    <style:style style:name="P2" style:family="paragraph" style:parent-style-name="Standard">
      <style:paragraph-properties fo:text-align="start" style:justify-single-word="false"/>
      <style:text-properties officeooo:rsid="00056390" officeooo:paragraph-rsid="00056390"/>
    </style:style>
    <style:style style:name="P3" style:family="paragraph" style:parent-style-name="Standard">
      <style:paragraph-properties fo:text-align="start" style:justify-single-word="false"/>
      <style:text-properties officeooo:rsid="0005b1a3" officeooo:paragraph-rsid="0005b1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.536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x="0cm" svg:y="0.667cm" svg:width="17cm" svg:height="9.357cm" draw:z-index="0"><draw:image xlink:href="Pictures/1000000100000727000003F020C556A46F237BCE.png" xlink:type="simple" xlink:show="embed" xlink:actuate="onLoad" draw:mime-type="image/png"/></draw:frame><draw:frame draw:style-name="fr3" draw:name="Image2" text:anchor-type="char" svg:x="0cm" svg:y="10.645cm" svg:width="17cm" svg:height="4.235cm" draw:z-index="1"><draw:image xlink:href="Pictures/100000010000035F000000D7B30277633C9B2168.png" xlink:type="simple" xlink:show="embed" xlink:actuate="onLoad" draw:mime-type="image/png"/></draw:frame><text:s text:c="2"/>man uname <text:s text:c="160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3" text:anchor-type="char" svg:x="0cm" svg:y="0.413cm" svg:width="17cm" svg:height="17.551cm" draw:z-index="2"><draw:image xlink:href="Pictures/100000010000034B0000038F1FBEC6ADD9D05C30.png" xlink:type="simple" xlink:show="embed" xlink:actuate="onLoad" draw:mime-type="image/png"/></draw:frame><draw:frame draw:style-name="fr3" draw:name="Image4" text:anchor-type="char" svg:x="0cm" svg:y="18.27cm" svg:width="17cm" svg:height="1.667cm" draw:z-index="3"><draw:image xlink:href="Pictures/100000010000035800000054D6D5396A3288C5AC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5" text:anchor-type="char" svg:x="-0.212cm" svg:y="0.425cm" svg:width="17cm" svg:height="6.073cm" draw:z-index="4"><draw:image xlink:href="Pictures/100000010000073D00000296B1DEA21AE2D7ACD6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6" text:anchor-type="char" svg:x="-0.282cm" svg:y="0.312cm" svg:width="17cm" svg:height="14.063cm" draw:z-index="5"><draw:image xlink:href="Pictures/10000001000003EA0000033D8AB8450519E45E9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3" draw:name="Image7" text:anchor-type="char" svg:x="0cm" svg:y="0.127cm" svg:width="17cm" svg:height="17.955cm" draw:z-index="6"><draw:image xlink:href="Pictures/10000001000003210000034E475979DDB976323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3"/>
      <text:p text:style-name="P3"/>
      <text:p text:style-name="P3"/>
      <text:p text:style-name="P3"/>
      <text:p text:style-name="P3"><text:soft-page-break/></text:p>
      <text:p text:style-name="P3"><text:tab/><text:tab/><text:tab/><text:tab/><text:tab/><text:tab/><text:tab/><text:tab/><text:tab/><text:tab/><text:tab/><text:tab/><text:tab/><draw:frame draw:style-name="fr2" draw:name="Image8" text:anchor-type="char" svg:x="0.176cm" svg:y="0.564cm" svg:width="17cm" svg:height="19.143cm" draw:z-index="7"><draw:image xlink:href="Pictures/1000000100000321000003866DC75815B7E70DAC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9" text:anchor-type="char" svg:x="0cm" svg:y="0.333cm" svg:width="17cm" svg:height="17.658cm" draw:z-index="8"><draw:image xlink:href="Pictures/10000001000003210000034030701B33C7C5FCC3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><draw:frame draw:style-name="fr1" draw:name="Image10" text:anchor-type="char" svg:x="0cm" svg:y="0.254cm" svg:width="17cm" svg:height="14.011cm" draw:z-index="9"><draw:image xlink:href="Pictures/1000000100000433000003768A9221BCEF95F54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7:29:30.384607817</meta:creation-date>
    <dc:date>2023-12-06T19:05:31.558053899</dc:date>
    <meta:editing-duration>PT3M59S</meta:editing-duration>
    <meta:editing-cycles>1</meta:editing-cycles>
    <meta:document-statistic meta:table-count="0" meta:image-count="10" meta:object-count="0" meta:page-count="7" meta:paragraph-count="3" meta:word-count="2" meta:character-count="414" meta:non-whitespace-character-count="8"/>
    <meta:generator>LibreOffice/7.3.7.2$Linux_X86_64 LibreOffice_project/30$Build-2</meta:generator>
  </office:meta>
</office:document-meta>
</file>